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1D9BE449231.png" manifest:media-type="image/png"/>
  <manifest:file-entry manifest:full-path="Pictures/10000000000004D8000002FB689DAD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6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524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ff860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1" style:family="graphic">
      <style:graphic-properties draw:stroke="none" svg:stroke-color="#000000" draw:fill="none" draw:fill-color="#ffffff" draw:textarea-horizontal-align="left" draw:auto-grow-height="true" draw:auto-grow-width="false" fo:min-height="0.676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591cm, 0.293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59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537cm, 0.293cm, 15.689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3465a4" loext:opacity="100%" fo:font-size="14pt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3465a4" loext:opacity="100%" fo:font-size="14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7" style:family="paragraph">
      <loext:graphic-properties draw:fill="none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1.69cm" svg:x="1.001cm" svg:y="5.5cm">
          <draw:image xlink:href="Pictures/10000000000004D8000002FB689DAD0A.png" xlink:type="simple" xlink:show="embed" xlink:actuate="onLoad" draw:mime-type="image/png">
            <text:p/>
          </draw:image>
        </draw:frame>
        <draw:frame draw:style-name="gr2" draw:text-style-name="P2" draw:layer="layout" svg:width="4.1cm" svg:height="0.962cm" svg:x="8cm" svg:y="4cm">
          <draw:text-box>
            <text:p>NAPI2 GPIO</text:p>
          </draw:text-box>
        </draw:frame>
        <draw:frame draw:style-name="gr3" draw:text-style-name="P4" draw:layer="layout" svg:width="3.114cm" svg:height="0.806cm" svg:x="2.91cm" svg:y="5.389cm">
          <draw:text-box>
            <text:p text:style-name="P3"><text:span text:style-name="T1">Version 1.0</text:span></text:p>
          </draw:text-box>
        </draw:frame>
        <draw:frame draw:style-name="gr4" draw:text-style-name="P4" draw:layer="layout" svg:width="2.979cm" svg:height="0.806cm" svg:x="14.771cm" svg:y="5.25cm">
          <draw:text-box>
            <text:p text:style-name="P3"><text:span text:style-name="T1">10.12.2025</text:span></text:p>
          </draw:text-box>
        </draw:frame>
        <draw:frame draw:style-name="gr1" draw:text-style-name="P1" draw:layer="layout" svg:width="14.244cm" svg:height="8.939cm" svg:x="3.75cm" svg:y="18.892cm">
          <draw:image xlink:href="Pictures/100000000000030B000001D9BE449231.png" xlink:type="simple" xlink:show="embed" xlink:actuate="onLoad" draw:mime-type="image/png">
            <text:p/>
          </draw:image>
        </draw:frame>
        <draw:line draw:style-name="gr5" draw:text-style-name="P5" draw:layer="layout" svg:x1="9.935cm" svg:y1="18.918cm" svg:x2="9.748cm" svg:y2="18.531cm">
          <text:p/>
        </draw:line>
        <draw:line draw:style-name="gr5" draw:text-style-name="P5" draw:layer="layout" svg:x1="9.747cm" svg:y1="18.531cm" svg:x2="8.248cm" svg:y2="18.531cm">
          <text:p/>
        </draw:line>
        <draw:frame draw:style-name="gr6" draw:text-style-name="P6" draw:layer="layout" svg:width="1.942cm" svg:height="1.35cm" svg:x="8.061cm" svg:y="17.95cm">
          <draw:text-box>
            <text:p><text:span text:style-name="T2">RTC Bat</text:span></text:p>
          </draw:text-box>
        </draw:frame>
        <draw:line draw:style-name="gr7" draw:text-style-name="P5" draw:layer="layout" svg:x1="12.746cm" svg:y1="18.918cm" svg:x2="12.559cm" svg:y2="18.531cm">
          <text:p/>
        </draw:line>
        <draw:line draw:style-name="gr7" draw:text-style-name="P5" draw:layer="layout" svg:x1="12.574cm" svg:y1="18.564cm" svg:x2="11.075cm" svg:y2="18.564cm">
          <text:p/>
        </draw:line>
        <draw:frame draw:style-name="gr6" draw:text-style-name="P6" draw:layer="layout" svg:width="2.999cm" svg:height="1.35cm" svg:x="11.06cm" svg:y="17.95cm">
          <draw:text-box>
            <text:p><text:span text:style-name="T2">LVDS 40pin</text:span></text:p>
          </draw:text-box>
        </draw:frame>
        <draw:line draw:style-name="gr8" draw:text-style-name="P5" draw:layer="layout" svg:x1="5.249cm" svg:y1="22.018cm" svg:x2="5.249cm" svg:y2="18.531cm">
          <text:p/>
        </draw:line>
        <draw:line draw:style-name="gr9" draw:text-style-name="P5" draw:layer="layout" svg:x1="7.123cm" svg:y1="18.531cm" svg:x2="5.249cm" svg:y2="18.531cm">
          <text:p/>
        </draw:line>
        <draw:frame draw:style-name="gr6" draw:text-style-name="P6" draw:layer="layout" svg:width="2.317cm" svg:height="1.35cm" svg:x="5.062cm" svg:y="17.95cm">
          <draw:text-box>
            <text:p><text:span text:style-name="T2">DN IN 5V</text:span></text:p>
          </draw:text-box>
        </draw:frame>
        <draw:line draw:style-name="gr10" draw:text-style-name="P5" draw:layer="layout" svg:x1="4.312cm" svg:y1="28.606cm" svg:x2="4.312cm" svg:y2="25.506cm">
          <text:p/>
        </draw:line>
        <draw:frame draw:style-name="gr11" draw:text-style-name="P6" draw:layer="layout" svg:width="1.942cm" svg:height="0.676cm" svg:x="4.312cm" svg:y="28.024cm">
          <draw:text-box>
            <text:p><text:span text:style-name="T2">PD1</text:span></text:p>
          </draw:text-box>
        </draw:frame>
        <draw:line draw:style-name="gr8" draw:text-style-name="P5" draw:layer="layout" svg:x1="5.811cm" svg:y1="28.606cm" svg:x2="4.312cm" svg:y2="28.606cm">
          <text:p/>
        </draw:line>
        <draw:line draw:style-name="gr10" draw:text-style-name="P5" draw:layer="layout" svg:x1="17.62cm" svg:y1="28.412cm" svg:x2="17.62cm" svg:y2="25.312cm">
          <text:p/>
        </draw:line>
        <draw:frame draw:style-name="gr11" draw:text-style-name="P6" draw:layer="layout" svg:width="1.941cm" svg:height="0.676cm" svg:x="16.309cm" svg:y="27.831cm">
          <draw:text-box>
            <text:p><text:span text:style-name="T2">PD2</text:span></text:p>
          </draw:text-box>
        </draw:frame>
        <draw:line draw:style-name="gr8" draw:text-style-name="P5" draw:layer="layout" svg:x1="17.62cm" svg:y1="28.412cm" svg:x2="16.121cm" svg:y2="28.412cm">
          <text:p/>
        </draw:line>
      </draw:page>
      <draw:page draw:name="page2" draw:style-name="dp1" draw:master-page-name="Обычный">
        <draw:frame draw:style-name="gr12" draw:text-style-name="P1" draw:layer="layout" svg:width="16.249cm" svg:height="17.749cm" svg:x="2cm" svg:y="4.501cm">
          <draw:image xlink:href="Pictures/10000000000004D8000002FB689DAD0A.png" xlink:type="simple" xlink:show="embed" xlink:actuate="onLoad" draw:mime-type="image/png">
            <text:p/>
          </draw:image>
        </draw:frame>
        <draw:frame draw:style-name="gr13" draw:text-style-name="P7" draw:layer="layout" svg:width="1.416cm" svg:height="0.849cm" svg:x="3.75cm" svg:y="4.25cm">
          <draw:text-box>
            <text:p><text:span text:style-name="T2">PD1</text:span></text:p>
          </draw:text-box>
        </draw:frame>
      </draw:page>
      <draw:page draw:name="page3" draw:style-name="dp1" draw:master-page-name="Обычный">
        <draw:frame draw:style-name="gr14" draw:text-style-name="P1" draw:layer="layout" svg:width="15.749cm" svg:height="17.749cm" svg:x="2.751cm" svg:y="2.25cm">
          <draw:image xlink:href="Pictures/10000000000004D8000002FB689DAD0A.png" xlink:type="simple" xlink:show="embed" xlink:actuate="onLoad" draw:mime-type="image/png">
            <text:p/>
          </draw:image>
        </draw:frame>
        <draw:frame draw:style-name="gr13" draw:text-style-name="P7" draw:layer="layout" svg:width="1.416cm" svg:height="0.849cm" svg:x="14.084cm" svg:y="3cm">
          <draw:text-box>
            <text:p><text:span text:style-name="T2">PD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5:12:21.510847171</meta:creation-date>
    <dc:date>2025-12-09T15:37:33.083697410</dc:date>
    <meta:editing-duration>PT15M</meta:editing-duration>
    <meta:editing-cycles>1</meta:editing-cycles>
    <meta:document-statistic meta:object-count="24"/>
    <meta:generator>LibreOffice/24.2.7.2$Linux_X86_64 LibreOffice_project/420$Build-2</meta:generator>
  </office:meta>
</office:document-meta>
</file>